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48pt" style:font-size-asian="48pt" style:font-size-complex="48pt"/>
    </style:style>
    <style:style style:name="T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4.639cm" svg:height="12.179cm" svg:x="2cm" svg:y="4.314cm" presentation:class="subtitle" presentation:user-transformed="true">
          <draw:text-box>
            <text:p text:style-name="P1"><text:span text:style-name="T1">Circuit Verific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de Structur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Basic Gates:</text:p>
                <text:list>
                  <text:list-item>
                    <text:p>AND</text:p>
                  </text:list-item>
                  <text:list-item>
                    <text:p>OR</text:p>
                  </text:list-item>
                  <text:list-item>
                    <text:p>NOT</text:p>
                  </text:list-item>
                  <text:list-item>
                    <text:p>XOR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de Structur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Circuit API is specified using the following predicates:</text:p>
                <text:list>
                  <text:list-item>
                    <text:p>connected(A,B) : terminal A is connected to terminal B</text:p>
                  </text:list-item>
                  <text:list-item>
                    <text:p>in(I,G) : Ith input terminal of gate G</text:p>
                  </text:list-item>
                  <text:list-item>
                    <text:p>out(G) : Output terminal of gate G</text:p>
                  </text:list-item>
                  <text:list-item>
                    <text:p>type(a,b) : 'a' is of type 'b'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valuation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Set the values of input terminals</text:p>
                <text:list>
                  <text:list-item>
                    <text:p>Let 'i1' be the input terminal.</text:p>
                  </text:list-item>
                  <text:list-item>
                    <text:p>Set the value to 1 using signal(i1,1).</text:p>
                  </text:list-item>
                </text:list>
              </text:list-item>
              <text:list-item>
                <text:p>Output terminal can be evaluated using the following command</text:p>
                <text:list>
                  <text:list-item>
                    <text:p>Let output terminal be 'o'</text:p>
                  </text:list-item>
                  <text:list-item>
                    <text:p>Call signal(o,R) to get the value of 'o' in 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nchit </meta:initial-creator>
    <meta:creation-date>2014-04-16T02:14:27</meta:creation-date>
    <dc:date>2014-04-16T02:50:41</dc:date>
    <dc:creator>Sanchit </dc:creator>
    <meta:editing-duration>PT21M4S</meta:editing-duration>
    <meta:editing-cycles>5</meta:editing-cycles>
    <meta:generator>LibreOffice/3.5$Linux_X86_64 LibreOffice_project/350m1$Build-202</meta:generator>
    <meta:document-statistic meta:object-count="36"/>
  </office:meta>
</office:document-meta>
</file>